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53cm" fo:min-width="2.88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8cm" svg:x="0.2cm" svg:y="0.9cm">
          <text:p text:style-name="P1"><text:span text:style-name="T1">Маніторынг</text:span><text:span text:style-name="T1"><text:line-break/></text:span><text:span text:style-name="T1">знешняй</text:span><text:span text:style-name="T1"><text:line-break/></text:span><text:span text:style-name="T1">сітуацыі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8cm" svg:x="4.2cm" svg:y="0.9cm">
          <text:p text:style-name="P1"><text:span text:style-name="T1">Маніторынг</text:span></text:p>
          <text:p text:style-name="P1"><text:span text:style-name="T1">унутранай</text:span><text:span text:style-name="T1"><text:line-break/></text:span><text:span text:style-name="T1">сітуацыі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8cm" svg:x="8.2cm" svg:y="0.9cm">
          <text:p text:style-name="P1"><text:span text:style-name="T1">Праактыўнае</text:span><text:span text:style-name="T1"><text:line-break/></text:span><text:span text:style-name="T1">інфармаванне</text:span><text:span text:style-name="T1"><text:line-break/></text:span><text:span text:style-name="T1">супрацоўнікаў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8cm" svg:x="12.2cm" svg:y="0.9cm">
          <text:p text:style-name="P1"><text:span text:style-name="T1">Вакцынацыя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8cm" svg:x="16.2cm" svg:y="0.9cm">
          <text:p text:style-name="P1"><text:span text:style-name="T1">Навучанне</text:span><text:span text:style-name="T1"><text:line-break/></text:span><text:span text:style-name="T1">супрацоўнікаў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1.8cm" svg:x2="4.2cm" svg:y2="1.8cm">
          <text:p/>
        </draw:line>
        <draw:line draw:style-name="gr2" draw:text-style-name="P3" draw:layer="layout" svg:x1="7.6cm" svg:y1="1.8cm" svg:x2="8.2cm" svg:y2="1.8cm">
          <text:p/>
        </draw:line>
        <draw:line draw:style-name="gr2" draw:text-style-name="P3" draw:layer="layout" svg:x1="11.6cm" svg:y1="1.8cm" svg:x2="12.2cm" svg:y2="1.8cm">
          <text:p/>
        </draw:line>
        <draw:line draw:style-name="gr2" draw:text-style-name="P3" draw:layer="layout" svg:x1="15.6cm" svg:y1="1.8cm" svg:x2="16.2cm" svg:y2="1.8cm">
          <text:p/>
        </draw:line>
        <draw:line draw:style-name="gr2" draw:text-style-name="P3" draw:layer="layout" svg:x1="1.8cm" svg:y1="0.9cm" svg:x2="1.8cm" svg:y2="0.3cm">
          <text:p/>
        </draw:line>
        <draw:line draw:style-name="gr2" draw:text-style-name="P3" draw:layer="layout" svg:x1="17.8cm" svg:y1="0.9cm" svg:x2="17.8cm" svg:y2="0.3cm">
          <text:p/>
        </draw:line>
        <draw:line draw:style-name="gr2" draw:text-style-name="P3" draw:layer="layout" svg:x1="1.8cm" svg:y1="0.3cm" svg:x2="17.8cm" svg:y2="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07:39:10.944633029</meta:creation-date>
    <dc:date>2020-05-05T07:45:47.016316703</dc:date>
    <meta:editing-duration>PT6M35S</meta:editing-duration>
    <meta:editing-cycles>5</meta:editing-cycles>
    <meta:generator>LibreOffice/6.1.5.2$Linux_X86_64 LibreOffice_project/10$Build-2</meta:generator>
    <meta:document-statistic meta:object-count="12"/>
  </office:meta>
</office:document-meta>
</file>